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230A0000159BF4F5742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84in"/>
    </style:style>
    <style:style style:name="co3" style:family="table-column">
      <style:table-column-properties fo:break-before="auto" style:column-width="2.7327in"/>
    </style:style>
    <style:style style:name="co4" style:family="table-column">
      <style:table-column-properties fo:break-before="auto" style:column-width="1.8138in"/>
    </style:style>
    <style:style style:name="co5" style:family="table-column">
      <style:table-column-properties fo:break-before="auto" style:column-width="2.3217in"/>
    </style:style>
    <style:style style:name="co6" style:family="table-column">
      <style:table-column-properties fo:break-before="auto" style:column-width="0.9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number-columns-repeated="1022" table:default-cell-style-name="ce6"/>
        <table:table-row table:style-name="ro6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774.22" calcext:value-type="float">
            <text:p>774.22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C2:.C11])" office:value-type="float" office:value="788.927" calcext:value-type="float">
            <text:p>788.92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744.049" calcext:value-type="float">
            <text:p>744.04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97.317" calcext:value-type="float">
            <text:p>697.317</text:p>
          </table:table-cell>
          <table:table-cell office:value-type="float" office:value="580" calcext:value-type="float">
            <text:p>58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64.131" calcext:value-type="float">
            <text:p>664.131</text:p>
          </table:table-cell>
          <table:table-cell office:value-type="float" office:value="557" calcext:value-type="float">
            <text:p>55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788.927" calcext:value-type="float">
            <text:p>788.92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759.017" calcext:value-type="float">
            <text:p>759.01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697.205" calcext:value-type="float">
            <text:p>697.205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666.507" calcext:value-type="float">
            <text:p>666.5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700.29" calcext:value-type="float">
            <text:p>700.2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68.26" calcext:value-type="float">
            <text:p>668.26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ts.A1:Nets.AMJ25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</calcext:conditional-formats>
      </table:table>
      <table:table table:name="USB inrush current" table:style-name="ta1">
        <office:forms form:automatic-focus="false" form:apply-design-mode="false"/>
        <table:shapes>
          <draw:frame draw:z-index="0" draw:name="Image 1" draw:style-name="gr1" draw:text-style-name="P1" svg:width="3.5311in" svg:height="2.1772in" svg:x="4.311in" svg:y="0in">
            <draw:image xlink:href="Pictures/200000090000230A0000159BF4F5742D.svm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6">
          <table:table-cell office:value-type="string" calcext:value-type="string">
            <text:p>USB inrush current limiting <text:a xlink:href="http://www.onsemi.com/pub_link/Collateral/AND9093-D.PDF" xlink:type="simple">http://www.onsemi.com/pub_link/Collateral/AND9093-D.PDF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nput Capacitance</text:p>
          </table:table-cell>
          <table:table-cell office:value-type="string" calcext:value-type="string">
            <text:p>Ciss</text:p>
          </table:table-cell>
          <table:table-cell office:value-type="float" office:value="0.0000000000461" calcext:value-type="float">
            <text:p>4.61E-0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s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Reverse Transfer Capacitance</text:p>
          </table:table-cell>
          <table:table-cell office:value-type="string" calcext:value-type="string">
            <text:p>Crs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Gate–Source voltage</text:p>
          </table:table-cell>
          <table:table-cell office:value-type="string" calcext:value-type="string">
            <text:p>Vg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tal Gate charge at Vgs ~ -4.9</text:p>
          </table:table-cell>
          <table:table-cell office:value-type="string" calcext:value-type="string">
            <text:p>Q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timate Gate Capacitance</text:p>
          </table:table-cell>
          <table:table-cell office:value-type="string" calcext:value-type="string">
            <text:p>Cgd</text:p>
          </table:table-cell>
          <table:table-cell table:formula="of:=[.C19]" office:value-type="float" office:value="4.9" calcext:value-type="float">
            <text:p>4.9</text:p>
          </table:table-cell>
          <table:table-cell/>
          <table:table-cell office:value-type="string" calcext:value-type="string">
            <text:p>http://www.ti.com/lit/ml/slup170/slup170.pdf</text:p>
          </table:table-cell>
        </table:table-row>
        <table:table-row table:style-name="ro1">
          <table:table-cell office:value-type="string" calcext:value-type="string">
            <text:p>Gate Source Voltage threshold</text:p>
          </table:table-cell>
          <table:table-cell office:value-type="string" calcext:value-type="string">
            <text:p>V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Iloa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Forwad transfer admittance</text:p>
          </table:table-cell>
          <table:table-cell office:value-type="string" calcext:value-type="string">
            <text:p>Yfs <text:s/>(Gfs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VDS = 3V, ID = 200mA 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Cload</text:p>
          </table:table-cell>
          <table:table-cell office:value-type="float" office:value="0.0000241" calcext:value-type="float">
            <text:p>0.00002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Inrush current limit</text:p>
          </table:table-cell>
          <table:table-cell office:value-type="string" calcext:value-type="string">
            <text:p>Iinru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=(((VIn+Vth-(Iload/Gfs))/R1)+((Vth-(Iload/Gfs))/R2))*(Cload/Iinru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formula="of:=((([.C16]+[.C24]-([.C25]/[.C26]))/[.C4])+(([.C24]-([.C25]/[.C26]))/[.C5]))*([.C27]/[.C28])" office:value-type="float" office:value="0.0000000390053738601824" calcext:value-type="float">
            <text:p>0.00000003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+(([.C24]-([.C25]/[.C26]))/[.C5]))" office:value-type="float" office:value="0.000809240121580547" calcext:value-type="float">
            <text:p>0.0008092401</text:p>
          </table:table-cell>
          <table:table-cell table:formula="of:=([.C27]/[.C28])" office:value-type="float" office:value="0.0000482" calcext:value-type="float">
            <text:p>0.00004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)" office:value-type="float" office:value="0.000820668693009119" calcext:value-type="float">
            <text:p>0.0008206687</text:p>
          </table:table-cell>
          <table:table-cell table:formula="of:=((([.C24]-([.C25]/[.C26]))/[.C5]))" office:value-type="float" office:value="-0.0000114285714285714" calcext:value-type="float">
            <text:p>-1.14285714285714E-005</text:p>
          </table:table-cell>
          <table:table-cell/>
        </table:table-row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9:06:24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6-03-06T16:02:18.010000000</dc:date>
    <meta:editing-duration>P36DT6H27M11S</meta:editing-duration>
    <meta:editing-cycles>50</meta:editing-cycles>
    <meta:generator>LibreOffice/4.3.5.2$Windows_x86 LibreOffice_project/3a87456aaa6a95c63eea1c1b3201acedf0751bd5</meta:generator>
    <meta:document-statistic meta:table-count="4" meta:cell-count="281" meta:object-count="1"/>
  </office:meta>
</office:document-meta>
</file>